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0-Bold" svg:font-family="LMRoman10-Bol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Segoe UI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24pt" style:font-size-asian="24pt" style:font-size-complex="24pt"/>
    </style:style>
    <style:style style:name="T1" style:family="text">
      <style:text-properties style:font-name="Calibri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Segoe UI Light" fo:font-size="24pt" style:font-size-asian="24pt" style:font-size-complex="24pt"/>
    </style:style>
    <style:style style:name="T4" style:family="text">
      <style:text-properties style:font-name="Segoe UI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PM SS13 / Einzelbeispiel</text:p>
      <text:p text:style-name="P3"/>
      <text:p text:style-name="P3"/>
      <text:p text:style-name="P3"/>
      <text:p text:style-name="P3"/>
      <text:p text:style-name="P3"/>
      <text:p text:style-name="P3">Michael Ion</text:p>
      <text:p text:style-name="P3"/>
      <text:p text:style-name="P3">1005233</text:p>
      <text:p text:style-name="P3"/>
      <text:p text:style-name="P1"><text:a xlink:type="simple" xlink:href="mailto:e1005233@student.tuwien.ac.at"><text:span text:style-name="T4">e1005233@student.tuwien.ac.at</text:span></text:a></text:p>
      <text:p text:style-name="P3"/>
      <text:p text:style-name="P3">Anwendungsfall 4: Beliebte Pferde</text:p>
      <text:p text:style-name="P3"/>
      <text:p text:style-name="P3">09.03.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Roman10-Bold" svg:font-family="LMRoman10-Bol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2:15:44.66</meta:creation-date>
    <dc:date>2013-03-19T16:06:56.85</dc:date>
    <meta:editing-duration>P0D</meta:editing-duration>
    <meta:editing-cycles>3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6" meta:word-count="13" meta:character-count="116" meta:non-whitespace-character-count="109"/>
  </office:meta>
</office:document-meta>
</file>